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lock-level elements are rendered with an line break before and after, while inline-level elements are rendered where they occur in the text flow. Therefore two block-level elements cannot be side by side with out using CSS. <text:s/>Block-level elements are elements usually act as containers. Inline-level elements normally mark up the semantic meaning of something. <text:s/>Inline-level elements can generally only contain text and other inline-level el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Josh Campbell</meta:initial-creator>
    <meta:creation-date>2009-01-16T10:48:56</meta:creation-date>
    <dc:creator>Josh Campbell</dc:creator>
    <dc:date>2009-01-16T11:34:07</dc:date>
    <dc:language>en-US</dc:language>
    <meta:editing-cycles>2</meta:editing-cycles>
    <meta:editing-duration>PT3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2" meta:character-count="448"/>
  </office:meta>
</office:document-meta>
</file>